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556407EFA707A3C61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14cm, 0.402cm, 4.927cm, 0.4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739cm" svg:y="-1.642cm" svg:width="20.481cm" svg:height="29.053cm" draw:z-index="0"><draw:image xlink:href="Pictures/100000000000030000000556407EFA707A3C6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12:29.772854378</meta:creation-date>
    <dc:date>2019-09-07T15:28:59.872967851</dc:date>
    <meta:editing-duration>PT16M33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